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properties style:font-name="Frutiger Light Condensed"/>
    </style:style>
    <style:style style:name="P4" style:family="paragraph">
      <style:text-properties style:font-name="Frutiger Light Condensed"/>
    </style:style>
    <style:style style:name="P5" style:family="paragraph">
      <loext:graphic-properties draw:fill-color="#ffffff"/>
    </style:style>
    <style:style style:name="P6" style:family="paragraph">
      <style:paragraph-properties fo:margin-top="0.5cm" fo:margin-bottom="0cm"/>
      <style:text-properties style:font-name="Frutiger Light Condensed"/>
    </style:style>
    <style:style style:name="P7" style:family="paragraph">
      <style:paragraph-properties fo:text-align="start"/>
    </style:style>
    <style:style style:name="T1" style:family="text">
      <style:text-properties fo:font-weight="bold" style:font-weight-asian="bold" style:font-weight-complex="bold"/>
    </style:style>
    <style:style style:name="T2" style:family="text">
      <style:text-properties style:font-name="Frutiger Light Condense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Introduction</text:p>
          </draw:text-box>
        </draw:frame>
        <draw:frame presentation:style-name="pr4" draw:text-style-name="P4" draw:layer="layout" svg:width="25.199cm" svg:height="9.134cm" svg:x="1.4cm" svg:y="3.685cm" presentation:class="outline" presentation:user-transformed="true">
          <draw:text-box>
            <text:list text:style-name="L2">
              <text:list-item>
                <text:p text:style-name="P4">Based on defined camera, raytracing is inherently providing <text:span text:style-name="T1">perspective or orthographic projection</text:span></text:p>
              </text:list-item>
              <text:list-item>
                <text:p text:style-name="P4">Raytracing, foundamentally, <text:span text:style-name="T1">solves visibility problem</text:span>: two points are visible to each other if line segment that joins them does not intersect any obstacle.</text:p>
              </text:list-item>
              <text:list-item>
                <text:p text:style-name="P4">Using raytracing, we solve <text:span text:style-name="T1">light transport</text:span> </text:p>
              </text:list-item>
              <text:list-item>
                <text:p text:style-name="P4">Raytracing is coupled with <text:span text:style-name="T1">shading</text:span> to calculate color of visible object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Raytracing: generating ray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ay is fundamental element of raytracing. It is used for finding visible objects from camera as well as later in light transport.</text:p>
              </text:list-item>
              <text:list-item>
                <text:p text:style-name="P4">To generate ray, we use camera description in a 3D scene, e.g., pinhole camera.</text:p>
                <text:list>
                  <text:list-item>
                    <text:p text:style-name="P4">Camera defines eye (aperture) position as well as film plane position, size and distance from aperture. Film plane is raster image: array of pixels</text:p>
                  </text:list-item>
                </text:list>
              </text:list-item>
              <text:list-item>
                <text:p text:style-name="P4">Rays are generated by starting from eye and passing through the center of each pixel in the film plane.</text:p>
                <text:list>
                  <text:list-item>
                    <text:p text:style-name="P4">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p>
                  </text:list-item>
                </text:list>
              </text:list-item>
              <text:list-item>
                <text:p text:style-name="P4">Generated rays are called <text:span text:style-name="T1">camera/primary rays</text:span>. These rays will be used to compute the visible objects for current camera position. This method can be called <text:span text:style-name="T1">ray-casting</text:span></text:p>
              </text:list-item>
            </text:list>
            <text:p text:style-name="P4">&lt;IMAGE: GENERATING RAYS&gt;</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Raytracing: generating rays algorithm</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ODO</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Camera rays: testing for intersection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ext:span text:style-name="T2">Camera rays are “sent” into the 3D scene</text:span></text:p>
                <text:list>
                  <text:list-item>
                    <text:p text:style-name="P4"><text:span text:style-name="T2">They are tested for intersection with each object in 3D scene. In other words, we loop over all 3D objects and test them for intersection with camera ray.</text:span></text:p>
                  </text:list-item>
                  <text:list-item>
                    <text:p text:style-name="P4"><text:span text:style-name="T2">Note that in this step, we are interested in a shape of 3D object and that material will be used later. Therefore, decoupling material and shape of 3D object is useful.</text:span></text:p>
                  </text:list-item>
                </text:list>
              </text:list-item>
              <text:list-item>
                <text:p text:style-name="P4"><text:span text:style-name="T2">Two possibilities are:</text:span></text:p>
                <text:list>
                  <text:list-item>
                    <text:p text:style-name="P4"><text:span text:style-name="T2">Ray intersects an object</text:span></text:p>
                  </text:list-item>
                  <text:list-item>
                    <text:p text:style-name="P4"><text:span text:style-name="T2">Ray doesn’t intersects anything → intersect background</text:span></text:p>
                  </text:list-item>
                </text:list>
              </text:list-item>
              <text:list-item>
                <text:p><text:span text:style-name="T2"/></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Testing object intersections</text:p>
          </draw:text-box>
        </draw:frame>
        <draw:frame presentation:style-name="pr5" draw:text-style-name="P6" draw:layer="layout" svg:width="25.199cm" svg:height="9.134cm" svg:x="1.4cm" svg:y="3.685cm" presentation:class="outline" presentation:user-transformed="true">
          <draw:text-box>
            <text:list text:style-name="L2">
              <text:list-item>
                <text:p text:style-name="P6">In lesson on objects in 3D scene, we have seen that various shape representations exist for 3D objects.</text:p>
                <text:list>
                  <text:list-item>
                    <text:p text:style-name="P4">Parametric representations (e.g., simple objects; spheres), mesh, curves, curved surfaces, subivision surfaces, voxels, SDFs, etc.</text:p>
                  </text:list-item>
                </text:list>
              </text:list-item>
              <text:list-item>
                <text:p text:style-name="P6">Objects which shapes are represented parametrically can be tested analytically</text:p>
                <text:list>
                  <text:list-item>
                    <text:p text:style-name="P4">Very often, you will see sample scenes rendered with raytracing containing planes and spheres!</text:p>
                  </text:list-item>
                </text:list>
              </text:list-item>
              <text:list-item>
                <text:p text:style-name="P4">For other objects, ray-shape intersection must be defined for each representation separately. </text:p>
                <text:list>
                  <text:list-item>
                    <text:p text:style-name="P4">For example, different intersection test is performed for triangle meshes, quad meshes and curved surfaces, etc.</text:p>
                  </text:list-item>
                </text:list>
              </text:list-item>
              <text:list-item>
                <text:p text:style-name="P4">Alternative solution (which is taken by almost all professional rendering software) is to convert each shape representation to same internal representation which is used for rendering. This internal representation is in almost all cases triangulated mesh.</text:p>
                <text:list>
                  <text:list-item>
                    <text:p text:style-name="P4">Why triangulated mesh</text:p>
                  </text:list-item>
                </text:list>
              </text:list-item>
              <text:list-item>
                <text:p text:style-name="P4">https://www.scratchapixel.com/lessons/3d-basic-rendering/ray-tracing-overview/ray-tracing-rendering-technique-overview</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Intersection test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Plane</text:p>
              </text:list-item>
              <text:list-item>
                <text:p text:style-name="P4">Sphere</text:p>
              </text:list-item>
              <text:list-item>
                <text:p text:style-name="P4">Triangl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3" draw:layer="layout" svg:width="25.199cm" svg:height="2.629cm" svg:x="1.4cm" svg:y="0.628cm" presentation:class="title" presentation:user-transformed="true">
          <draw:text-box>
            <text:p text:style-name="P3">Testing intersections algorithm</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ODO</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Object intersection shading</text:p>
          </draw:text-box>
        </draw:frame>
        <draw:frame presentation:style-name="pr4" draw:text-style-name="P4" draw:layer="layout" svg:width="25.199cm" svg:height="9.134cm" svg:x="1.4cm" svg:y="3.685cm" presentation:class="outline" presentation:user-transformed="true">
          <draw:text-box>
            <text:list text:style-name="L2">
              <text:list-item>
                <text:p text:style-name="P4">Once intersection with object is found, we need to calculate color and intensity (appearance ) of that point. <text:s/>Method for calculating this is called <text:span text:style-name="T1">shading</text:span>.</text:p>
              </text:list-item>
              <text:list-item>
                <text:p text:style-name="P4"><text:span text:style-name="T1"/></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 text:style-name="P7"><text:span text:style-name="T3">Overview</text:span> of raytracing</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1T10:03:15.118892746</dc:date>
    <meta:editing-duration>PT4H5M2S</meta:editing-duration>
    <meta:editing-cycles>83</meta:editing-cycles>
    <meta:document-statistic meta:object-count="61"/>
  </office:meta>
</office:document-meta>
</file>